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CacheFIFO2.PatternCacheFIF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FIFO2.PatternCacheFIFO2( int capacity ,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FIFO2.PatternCacheFIFO2(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FIFO2.PatternCacheFIFO2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